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6b2331" officeooo:paragraph-rsid="006b2331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4a2b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4a2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74a2b0"/>
    </style:style>
    <style:style style:name="P7" style:family="paragraph" style:parent-style-name="Standard" style:list-style-name="L1">
      <style:text-properties officeooo:paragraph-rsid="0069cd0e"/>
    </style:style>
    <style:style style:name="P8" style:family="paragraph" style:parent-style-name="Standard" style:list-style-name="L1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weight="normal" officeooo:rsid="007330df" officeooo:paragraph-rsid="007330df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50ec8" officeooo:paragraph-rsid="00450ec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0ec8" officeooo:paragraph-rsid="0049fb5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5a6" officeooo:paragraph-rsid="0049fb5f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208e" officeooo:paragraph-rsid="0069cd0e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425ae3" officeooo:paragraph-rsid="006b2331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a516d" officeooo:paragraph-rsid="007662bc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89feb" officeooo:paragraph-rsid="00389fe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text-line-through-style="none" style:text-line-through-type="none" style:font-name="DejaVu Sans Condensed" fo:font-size="12pt" fo:font-weight="normal" officeooo:rsid="00389feb" officeooo:paragraph-rsid="00376743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text-line-through-style="none" style:text-line-through-type="none" style:font-name="DejaVu Sans Condensed" fo:font-size="12pt" officeooo:rsid="004af8a3" officeooo:paragraph-rsid="0069cd0e" style:font-size-asian="12pt" style:font-size-complex="12pt"/>
    </style:style>
    <style:style style:name="P18" style:family="paragraph" style:parent-style-name="Standard" style:list-style-name="L1">
      <style:text-properties style:text-line-through-style="none" style:text-line-through-type="none" style:font-name="DejaVu Sans Condensed" fo:font-size="12pt" officeooo:rsid="004716f0" officeooo:paragraph-rsid="0069cd0e" style:font-size-asian="12pt" style:font-size-complex="12pt"/>
    </style:style>
    <style:style style:name="P19" style:family="paragraph" style:parent-style-name="Standard" style:list-style-name="L1">
      <style:text-properties style:text-line-through-style="none" style:text-line-through-type="none" style:font-name="DejaVu Sans Condensed" fo:font-size="12pt" officeooo:rsid="0054f6ab" officeooo:paragraph-rsid="0069cd0e" style:font-size-asian="12pt" style:font-size-complex="12pt"/>
    </style:style>
    <style:style style:name="P20" style:family="paragraph" style:parent-style-name="Standard" style:list-style-name="L1">
      <style:text-properties style:text-line-through-style="none" style:text-line-through-type="none" style:font-name="DejaVu Sans Condensed" fo:font-size="12pt" officeooo:rsid="004b09c8" officeooo:paragraph-rsid="0069cd0e" style:font-size-asian="12pt" style:font-size-complex="12pt"/>
    </style:style>
    <style:style style:name="P21" style:family="paragraph" style:parent-style-name="Standard" style:list-style-name="L1">
      <style:text-properties style:text-line-through-style="none" style:text-line-through-type="none" style:font-name="DejaVu Sans Condensed" fo:font-size="12pt" officeooo:rsid="0047a3e7" officeooo:paragraph-rsid="0069cd0e" style:font-size-asian="12pt" style:font-size-complex="12pt"/>
    </style:style>
    <style:style style:name="P22" style:family="paragraph" style:parent-style-name="Standard" style:list-style-name="L1">
      <style:text-properties style:text-line-through-style="none" style:text-line-through-type="none" style:font-name="DejaVu Sans Condensed" fo:font-size="12pt" officeooo:rsid="00425ae3" officeooo:paragraph-rsid="0069cd0e" style:font-size-asian="12pt" style:font-size-complex="12pt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" fo:font-size="12pt" officeooo:rsid="00425ae3" officeooo:paragraph-rsid="006b2331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paragraph-rsid="0033e44b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ec9f8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2340b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9fb5f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3e44b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9c6f3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2340b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DejaVu Sans Condensed" officeooo:rsid="0066601b" officeooo:paragraph-rsid="0066601b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DejaVu Sans Condensed" officeooo:rsid="007745e2" officeooo:paragraph-rsid="007745e2"/>
    </style:style>
    <style:style style:name="P33" style:family="paragraph" style:parent-style-name="Standard" style:list-style-name="L1">
      <style:text-properties style:font-name="DejaVu Sans Condensed" officeooo:paragraph-rsid="0069cd0e"/>
    </style:style>
    <style:style style:name="P34" style:family="paragraph" style:parent-style-name="Standard" style:list-style-name="L4">
      <style:text-properties style:font-name="DejaVu Sans Condensed" fo:font-size="12pt" officeooo:rsid="00598420" officeooo:paragraph-rsid="007662bc" style:font-size-asian="12pt" style:font-size-complex="12pt"/>
    </style:style>
    <style:style style:name="P35" style:family="paragraph" style:parent-style-name="Standard" style:list-style-name="L4">
      <style:text-properties style:font-name="DejaVu Sans Condensed" officeooo:paragraph-rsid="003a516d"/>
    </style:style>
    <style:style style:name="P36" style:family="paragraph" style:parent-style-name="Standard" style:list-style-name="L4">
      <style:text-properties style:font-name="DejaVu Sans Condensed" officeooo:paragraph-rsid="00389feb"/>
    </style:style>
    <style:style style:name="P37" style:family="paragraph" style:parent-style-name="Standard" style:list-style-name="L4">
      <style:text-properties style:font-name="DejaVu Sans Condensed" officeooo:rsid="0059593b" officeooo:paragraph-rsid="0059593b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49fb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516d" style:font-weight-asian="bold" style:font-weight-complex="bold"/>
    </style:style>
    <style:style style:name="T3" style:family="text">
      <style:text-properties fo:font-weight="bold" officeooo:rsid="00549cf5" style:font-weight-asian="bold" style:font-weight-complex="bold"/>
    </style:style>
    <style:style style:name="T4" style:family="text">
      <style:text-properties fo:font-weight="bold" officeooo:rsid="0056003b" style:font-weight-asian="bold" style:font-weight-complex="bold"/>
    </style:style>
    <style:style style:name="T5" style:family="text">
      <style:text-properties fo:font-weight="bold" officeooo:rsid="00450ec8" style:font-weight-asian="bold" style:font-weight-complex="bold"/>
    </style:style>
    <style:style style:name="T6" style:family="text">
      <style:text-properties fo:font-weight="bold" officeooo:rsid="0049fb5f" style:font-weight-asian="bold" style:font-weight-complex="bold"/>
    </style:style>
    <style:style style:name="T7" style:family="text">
      <style:text-properties officeooo:rsid="0049fb5f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69cd0e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5f939b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6f910b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25ae3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baee1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9cd0e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716f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af8a3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4d3b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7196b6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f939b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77c30c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officeooo:rsid="00425ae3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47a3e7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4af8a3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6b2331" style:font-size-asian="12pt" style:font-size-complex="12pt"/>
    </style:style>
    <style:style style:name="T31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33e44b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4ec9f8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51306c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fo:font-weight="bold" officeooo:rsid="00376743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fo:font-weight="bold" officeooo:rsid="0062340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fo:font-weight="bold" officeooo:rsid="0063208e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fo:font-weight="bold" officeooo:rsid="005c4ce5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bold" officeooo:rsid="00372684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fo:font-size="12pt" fo:font-weight="bold" officeooo:rsid="0059c6f3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fo:font-size="12pt" fo:font-weight="bold" officeooo:rsid="003a516d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fo:font-size="12pt" fo:font-weight="bold" officeooo:rsid="004716f0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fo:font-size="12pt" fo:font-weight="bold" officeooo:rsid="004af8a3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fo:font-size="12pt" fo:font-weight="bold" officeooo:rsid="00425ae3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fo:font-size="12pt" fo:font-weight="bold" officeooo:rsid="004baee1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fo:font-size="12pt" fo:font-weight="bold" officeooo:rsid="0047a3e7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fo:font-size="12pt" fo:font-weight="bold" officeooo:rsid="0072db16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fo:font-size="12pt" fo:font-weight="normal" officeooo:rsid="004ec9f8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fo:font-size="12pt" fo:font-weight="normal" officeooo:rsid="0051306c" style:font-size-asian="12pt" style:font-weight-asian="normal" style:font-size-complex="12pt" style:font-weight-complex="normal"/>
    </style:style>
    <style:style style:name="T51" style:family="text">
      <style:text-properties style:text-line-through-style="none" style:text-line-through-type="none" fo:font-size="12pt" fo:font-weight="normal" officeooo:rsid="0057bd80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fo:font-size="12pt" fo:font-weight="normal" officeooo:rsid="00376743" style:font-size-asian="12pt" style:font-weight-asian="normal" style:font-size-complex="12pt" style:font-weight-complex="normal"/>
    </style:style>
    <style:style style:name="T53" style:family="text">
      <style:text-properties style:text-line-through-style="none" style:text-line-through-type="none" fo:font-size="12pt" fo:font-weight="normal" officeooo:rsid="005c4ce5" style:font-size-asian="12pt" style:font-weight-asian="normal" style:font-size-complex="12pt" style:font-weight-complex="normal"/>
    </style:style>
    <style:style style:name="T54" style:family="text">
      <style:text-properties style:text-line-through-style="none" style:text-line-through-type="none" fo:font-size="12pt" fo:font-weight="normal" officeooo:rsid="0062340b" style:font-size-asian="12pt" style:font-weight-asian="normal" style:font-size-complex="12pt" style:font-weight-complex="normal"/>
    </style:style>
    <style:style style:name="T55" style:family="text">
      <style:text-properties style:text-line-through-style="none" style:text-line-through-type="none" fo:font-size="12pt" fo:font-weight="normal" officeooo:rsid="0063208e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fo:font-size="12pt" fo:font-weight="normal" officeooo:rsid="0049fb5f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fo:font-size="12pt" fo:font-weight="normal" officeooo:rsid="00636bf4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fo:font-size="12pt" fo:font-weight="normal" officeooo:rsid="00372684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64027f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59c6f3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3a516d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4a4922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3f7281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59593b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389feb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4af8a3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fo:font-weight="normal" officeooo:rsid="006b2331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officeooo:rsid="004716f0" style:font-size-asian="12pt" style:font-size-complex="12pt"/>
    </style:style>
    <style:style style:name="T71" style:family="text">
      <style:text-properties style:text-line-through-style="none" style:text-line-through-type="none" fo:font-size="12pt" officeooo:rsid="00425ae3" style:font-size-asian="12pt" style:font-size-complex="12pt"/>
    </style:style>
    <style:style style:name="T72" style:family="text">
      <style:text-properties style:text-line-through-style="none" style:text-line-through-type="none" fo:font-size="12pt" officeooo:rsid="0047a3e7" style:font-size-asian="12pt" style:font-size-complex="12pt"/>
    </style:style>
    <style:style style:name="T73" style:family="text">
      <style:text-properties officeooo:rsid="00450ec8"/>
    </style:style>
    <style:style style:name="T74" style:family="text">
      <style:text-properties officeooo:rsid="004c1621"/>
    </style:style>
    <style:style style:name="T75" style:family="text">
      <style:text-properties officeooo:rsid="00549cf5"/>
    </style:style>
    <style:style style:name="T76" style:family="text">
      <style:text-properties fo:font-size="12pt" fo:font-weight="bold" style:font-size-asian="12pt" style:font-weight-asian="bold" style:font-size-complex="12pt" style:font-weight-complex="bold"/>
    </style:style>
    <style:style style:name="T77" style:family="text">
      <style:text-properties fo:font-size="12pt" fo:font-weight="bold" officeooo:rsid="0033e44b" style:font-size-asian="12pt" style:font-weight-asian="bold" style:font-size-complex="12pt" style:font-weight-complex="bold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officeooo:rsid="0049fb5f" style:font-size-asian="12pt" style:font-size-complex="12pt"/>
    </style:style>
    <style:style style:name="T80" style:family="text">
      <style:text-properties fo:font-size="12pt" fo:font-weight="normal" officeooo:rsid="0033e44b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57bd80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64027f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376743" style:font-size-asian="12pt" style:font-weight-asian="normal" style:font-size-complex="12pt" style:font-weight-complex="normal"/>
    </style:style>
    <style:style style:name="T84" style:family="text">
      <style:text-properties officeooo:rsid="0047a3e7"/>
    </style:style>
    <style:style style:name="T85" style:family="text">
      <style:text-properties officeooo:rsid="004c1cb5"/>
    </style:style>
    <style:style style:name="T86" style:family="text">
      <style:text-properties officeooo:rsid="006b2331"/>
    </style:style>
    <style:style style:name="T87" style:family="text">
      <style:text-properties officeooo:rsid="006c5542"/>
    </style:style>
    <style:style style:name="T88" style:family="text">
      <style:text-properties officeooo:rsid="0035db3e"/>
    </style:style>
    <style:style style:name="T89" style:family="text">
      <style:text-properties officeooo:rsid="007662b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88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21">202</text:span><text:span text:style-name="T20"> - </text:span><text:span text:style-name="T21">Ground</text:span><text:span text:style-name="T19"> - </text:span><text:span text:style-name="T26">Hot Start</text:span></text:p>
      <text:p text:style-name="P1"/>
      <text:p text:style-name="P1"><text:span text:style-name="T86">PILOT </text:span>Before takeoff (hot start or auto <text:span text:style-name="T87">cold </text:span>started) -- <text:span text:style-name="T74">WIP</text:span></text:p>
      <text:list xml:id="list4140286164" text:style-name="L1">
        <text:list-item>
          <text:p text:style-name="P8"><text:span text:style-name="T77">T</text:span><text:span text:style-name="T76">o rearm</text:span><text:span text:style-name="T78">, set RADIO/ICS switch to ICS (left wall bottom).</text:span></text:p>
        </text:list-item>
        <text:list-item>
          <text:p text:style-name="P9"><text:span text:style-name="T77">R</text:span><text:span text:style-name="T76">WR</text:span><text:span text:style-name="T78"> ... </text:span><text:span text:style-name="T76">ON</text:span><text:span text:style-name="T78"> </text:span><text:span text:style-name="T79">(left wall)</text:span></text:p>
        </text:list-item>
        <text:list-item>
          <text:p text:style-name="P10"><text:span text:style-name="T1">Fan</text:span> ... <text:span text:style-name="T1">ON</text:span> <text:span text:style-name="T7">(left wall)</text:span></text:p>
        </text:list-item>
        <text:list-item>
          <text:p text:style-name="P11"><text:span text:style-name="T1">IFF</text:span> ... <text:span text:style-name="T1">ON</text:span><text:span text:style-name="T73"> </text:span><text:span text:style-name="T7">(left wall)</text:span></text:p>
        </text:list-item>
        <text:list-item>
          <text:p text:style-name="P25"><text:span text:style-name="T33">DO NOT</text:span><text:span text:style-name="T49"> turn on </text:span><text:span text:style-name="T33">Airspeed to D</text:span><text:span text:style-name="T34">I</text:span><text:span text:style-name="T33">SS</text:span><text:span text:style-name="T49"> switch </text:span><text:span text:style-name="T50">(left wall)</text:span><text:span text:style-name="T49">, </text:span><text:span text:style-name="T51">that is for emergency use or in case of damage to main doppler system</text:span><text:span text:style-name="T49">. <text:s/></text:span><text:span text:style-name="T51">It will make the moving map and airspeed indicator inaccurate.</text:span></text:p>
        </text:list-item>
        <text:list-item>
          <text:p text:style-name="P26"><text:span text:style-name="T35">Lights</text:span><text:span text:style-name="T52"> ... </text:span><text:span text:style-name="T35">As desired</text:span></text:p>
        </text:list-item>
      </text:list>
      <text:list text:style-name="L2">
        <text:list-item>
          <text:list>
            <text:list-item>
              <text:p text:style-name="P30"><text:span text:style-name="T36">Rotor and formation light</text:span><text:span text:style-name="T37">s</text:span><text:span text:style-name="T53"> on </text:span><text:span text:style-name="T38">left wall </text:span><text:span text:style-name="T37">middle and forward</text:span><text:span text:style-name="T53"> </text:span></text:p>
            </text:list-item>
            <text:list-item>
              <text:p text:style-name="P30"><text:span text:style-name="T36">Nav, taxi, and landing lights</text:span><text:span text:style-name="T54"> on </text:span><text:span text:style-name="T36">left angled panel top</text:span></text:p>
            </text:list-item>
            <text:list-item>
              <text:p text:style-name="P30"><text:span text:style-name="T36">Cockpit </text:span><text:span text:style-name="T37">lighting</text:span><text:span text:style-name="T55"> and </text:span><text:span text:style-name="T37">dome light</text:span><text:span text:style-name="T54"> on </text:span><text:span text:style-name="T36">left wall rear</text:span><text:span text:style-name="T47">, top row</text:span></text:p>
            </text:list-item>
            <text:list-item>
              <text:p text:style-name="P30"><text:span text:style-name="T36">Panel lighting</text:span><text:span text:style-name="T54"> knobs on </text:span><text:span text:style-name="T36">right angled panel bottom</text:span><text:span text:style-name="T54"> and </text:span><text:span text:style-name="T36">right console rear inboard</text:span></text:p>
            </text:list-item>
            <text:list-item>
              <text:p text:style-name="P31"><text:span text:style-name="T36">A</text:span><text:span text:style-name="T31">utopilot panel lighting</text:span><text:span text:style-name="T48"> on </text:span><text:span text:style-name="T31">left angled panel</text:span><text:span text:style-name="T48"> above autopilot controls.</text:span></text:p>
            </text:list-item>
            <text:list-item>
              <text:p text:style-name="P32"><text:span text:style-name="T31">Map light</text:span><text:span text:style-name="T48"> on </text:span><text:span text:style-name="T31">right angled panel top</text:span></text:p>
            </text:list-item>
          </text:list>
        </text:list-item>
      </text:list>
      <text:list xml:id="list214504591282136" text:continue-list="list4140286164" text:style-name="L1">
        <text:list-item>
          <text:p text:style-name="P38"><text:span text:style-name="T17">R</text:span><text:span text:style-name="T18">adio</text:span><text:span text:style-name="T17">s</text:span><text:span text:style-name="T9"> ... </text:span><text:span text:style-name="T18">As desired</text:span><text:span text:style-name="T9">, see steps </text:span><text:span text:style-name="T10">on </text:span><text:span text:style-name="T11">other page</text:span></text:p>
        </text:list-item>
        <text:list-item>
          <text:p text:style-name="P27"><text:span text:style-name="T58">Turn on sight and </text:span><text:span text:style-name="T55">pilot</text:span><text:span text:style-name="T58"> weapon switches:</text:span></text:p>
          <text:list>
            <text:list-item>
              <text:p text:style-name="P33"><text:span text:style-name="T42">Sight mode SYNC/ASYNC</text:span><text:span text:style-name="T70"> switch ... </text:span><text:span text:style-name="T43">As desired</text:span><text:span text:style-name="T68"> </text:span><text:span text:style-name="T69">(UNSYNC recommended)</text:span><text:span text:style-name="T70"> (left side of gunsight base)</text:span></text:p>
              <text:list>
                <text:list-item>
                  <text:p text:style-name="P7"><text:span text:style-name="T15">U</text:span><text:span text:style-name="T16">NSYNC</text:span><text:span text:style-name="T29"> is for </text:span><text:span text:style-name="T16">stationary targets</text:span><text:span text:style-name="T29">: computer aim point </text:span><text:span text:style-name="T30">accounts for </text:span><text:span text:style-name="T29">wind and sideslip.</text:span></text:p>
                </text:list-item>
                <text:list-item>
                  <text:p text:style-name="P17"><text:span text:style-name="T1">SYNC</text:span> is for <text:span text:style-name="T1">moving targets</text:span>: track target for 2-3 seconds and computer provides lead calculation.</text:p>
                </text:list-item>
              </text:list>
            </text:list-item>
            <text:list-item>
              <text:p text:style-name="P18"><text:span text:style-name="T1">Sight mode MANUAL/AUTO</text:span> switch ... <text:span text:style-name="T1">AUTO</text:span> <text:span text:style-name="T84">(up)</text:span> (left side of gunsight base)</text:p>
              <text:list>
                <text:list-item>
                  <text:p text:style-name="P19"><text:span text:style-name="T1">AUTO</text:span> mode calculates range based on radar altitude and pitch angle. <text:s/>If target is on higher ground than you're flying over, aim below target.</text:p>
                </text:list-item>
                <text:list-item>
                  <text:p text:style-name="P20">When in <text:span text:style-name="T1">MANUAL</text:span> mode, set range to target with knob in center console.</text:p>
                </text:list-item>
              </text:list>
            </text:list-item>
            <text:list-item>
              <text:p text:style-name="P18"><text:span text:style-name="T1">"RANGE INSERT" Sight distance MANUAL/AUTO</text:span> switch ... <text:span text:style-name="T1">AUT</text:span> <text:span text:style-name="T84">(up)</text:span> (center console, top row left)</text:p>
            </text:list-item>
            <text:list-item>
              <text:p text:style-name="P21"><text:span text:style-name="T1">Sight power ON/OFF</text:span> switch ... <text:span text:style-name="T1">SIGHT</text:span> (up) (center console, top row right)</text:p>
            </text:list-item>
            <text:list-item>
              <text:p text:style-name="P21"><text:span text:style-name="T1">"FIRE CTRL" Weapon control ON/OFF</text:span> switch ... <text:span text:style-name="T1">ON</text:span> (up) (center console, center left)</text:p>
            </text:list-item>
            <text:list-item>
              <text:p text:style-name="P33"><text:span text:style-name="T44">Gunsight brightness</text:span><text:span text:style-name="T71"> ... </text:span><text:span text:style-name="T44">As </text:span><text:span text:style-name="T45">desired</text:span><text:span text:style-name="T71"> </text:span><text:span text:style-name="T72">(</text:span><text:span text:style-name="T46">GRID BRT</text:span><text:span text:style-name="T72"> knob on right side of gunsight base)</text:span></text:p>
            </text:list-item>
            <text:list-item>
              <text:p text:style-name="P7"><text:span text:style-name="T12">Gunsight glass position</text:span><text:span text:style-name="T27"> ... </text:span><text:span text:style-name="T12">As </text:span><text:span text:style-name="T13">desired </text:span><text:span text:style-name="T28">(</text:span><text:span text:style-name="T14">Shift-Coll. Metal Switch 1 forward/back to unlock/unlock</text:span><text:span text:style-name="T8">, </text:span><text:span text:style-name="T14">Coll. Metal Switch 1 forward/back</text:span><text:span text:style-name="T8"> to adjust</text:span><text:span text:style-name="T28">)</text:span></text:p>
            </text:list-item>
            <text:list-item>
              <text:p text:style-name="P22"><text:span text:style-name="T1">Aux Stores Light</text:span> switch ... <text:span text:style-name="T1">ON</text:span> <text:span text:style-name="T85">(turns on pylon lights at bottom of center console) </text:span>(<text:span text:style-name="T84">front right panel, bottom)</text:span></text:p>
            </text:list-item>
          </text:list>
        </text:list-item>
        <text:list-item>
          <text:p text:style-name="P12"><text:span text:style-name="T6">Arm weapons</text:span><text:span text:style-name="T7"> ... Front seat </text:span><text:span text:style-name="T73">(</text:span><text:span text:style-name="T5">LCtrl-W</text:span><text:span text:style-name="T73"> </text:span><text:span text:style-name="T75">or </text:span><text:span text:style-name="T3">Trim Hat Press, Trim Hat up </text:span><text:span text:style-name="T4">long</text:span><text:span text:style-name="T73"> to tell Petrovich to do it, takes 5-7 minutes)</text:span></text:p>
        </text:list-item>
        <text:list-item>
          <text:p text:style-name="P28"><text:span text:style-name="T32">Doppler navigation system</text:span><text:span text:style-name="T56"> ... </text:span><text:span text:style-name="T32">As desired</text:span><text:span text:style-name="T56"> </text:span><text:span text:style-name="T53">(right </text:span><text:span text:style-name="T59">angled</text:span><text:span text:style-name="T53"> panel)</text:span><text:span text:style-name="T56">, </text:span><text:span text:style-name="T60">also set heading bugs if </text:span><text:span text:style-name="T61">desired</text:span><text:span text:style-name="T60">.</text:span></text:p>
        </text:list-item>
        <text:list-item>
          <text:p text:style-name="P29"><text:span text:style-name="T39">E</text:span><text:span text:style-name="T40">ngine dust protection systems</text:span><text:span text:style-name="T62"> ... </text:span><text:span text:style-name="T40">As needed</text:span><text:span text:style-name="T62"> </text:span><text:span text:style-name="T53">(green guarded switch on left wall front, </text:span><text:span text:style-name="T57">below</text:span><text:span text:style-name="T53"> fire extinguisher buttons, left of R-863 radio controls)</text:span></text:p>
        </text:list-item>
        <text:list-item>
          <text:p text:style-name="P24"><text:span text:style-name="T77">Engine de-icing systems</text:span><text:span text:style-name="T80"> ... </text:span><text:span text:style-name="T77">As needed</text:span><text:span text:style-name="T80"> </text:span><text:span text:style-name="T81">(right console rear </text:span><text:span text:style-name="T82">outboard</text:span><text:span text:style-name="T81">) </text:span><text:span text:style-name="T80">(</text:span><text:span text:style-name="T83">to enable, </text:span><text:span text:style-name="T80">turn on all switches on ANTI-ICING SYSTEM panel except leave MAN/AUTO on AUTO??)</text:span></text:p>
        </text:list-item>
      </text:list>
      <text:p text:style-name="P3"/>
      <text:p text:style-name="P2">GUNNER Before takeoff, for human gunner only -- WIP </text:p>
      <text:list text:style-name="L3">
        <text:list-item>
          <text:p text:style-name="P23"><text:span text:style-name="T1">Main Weapon Safety</text:span> switch ... <text:span text:style-name="T1">ON</text:span> (<text:span text:style-name="T84">or press B2 button when in back seat)</text:span></text:p>
        </text:list-item>
        <text:list-item>
          <text:p text:style-name="P23"><text:span text:style-name="T1">USR-24 power</text:span> switch ... <text:span text:style-name="T1">ON</text:span></text:p>
        </text:list-item>
        <text:list-item>
          <text:p text:style-name="P23"><text:span text:style-name="T1">USR-24 test</text:span> switch ... <text:span text:style-name="T1">OPER</text:span></text:p>
        </text:list-item>
        <text:list-item>
          <text:p text:style-name="P13"><text:span text:style-name="T1">Pitot heat</text:span> ... <text:span text:style-name="T1">ON</text:span> if OAT &lt;= 5 deg C (front seat??)</text:p>
        </text:list-item>
      </text:list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17T21:45:04.232000000</dc:date>
    <meta:editing-duration>PT12H10M53S</meta:editing-duration>
    <meta:editing-cycles>9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3" meta:word-count="523" meta:character-count="2871" meta:non-whitespace-character-count="2421"/>
  </office:meta>
</office:document-meta>
</file>